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5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50pt" fo:font-weight="normal" fo:font-family="Calibri" style:font-family-asian="Calibri" style:font-family-complex="Calibri" fo:background-color="transparent" style:use-window-font-color="true" fo:font-style="italic"/>
    </style:style>
    <style:style style:name="T4" style:family="text">
      <style:text-properties fo:font-size="11.5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 fo:margin-left="72.00pt" fo:text-indent="0.00p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<text:s/></text:span><text:span text:style-name="T2">Applications of the Identifying Relationships Rule (</text:span><text:span text:style-name="T3">add LoanNo as a primary key component so that there is a combined (DateSent, LoanNo) primary key for DisburseLine.</text:span><text:span text:style-name="T4">)</text:span></text:p>
      <text:p text:style-name="P1"><text:span text:style-name="T5"/></text:p>
      <text:p text:style-name="P1"><text:span text:style-name="T5"/></text:p>
      <text:p text:style-name="P1"><text:span text:style-name="T6">Student (StdNo, StdName, StdAddress, StdCity, StdState, StdZip, StdEmail)</text:span></text:p>
      <text:p text:style-name="P1"><text:span text:style-name="T7"/></text:p>
      <text:p text:style-name="P1"><text:span text:style-name="T8">Lender (LenderNo, LendName)</text:span></text:p>
      <text:p text:style-name="P1"><text:span text:style-name="T9"/></text:p>
      <text:p text:style-name="P1"><text:span text:style-name="T10">Institution (InstID, InstName, InstMascot)</text:span></text:p>
      <text:p text:style-name="P1"><text:span text:style-name="T11"/></text:p>
      <text:p text:style-name="P1"><text:span text:style-name="T12">Loan (LoanNo, InstID, StdNo, LenderNo, ProcDate, DisbMethod, DisbBank, DateAuth, NoteValue, Subsidized, Rate)</text:span></text:p>
      <text:p text:style-name="P2"><text:span text:style-name="T12">FOREIGN KEY (InstID) REFERENCES Institution</text:span></text:p>
      <text:p text:style-name="P2"><text:span text:style-name="T12">FOREIGN KEY (StdNo) REFERENCES Student</text:span></text:p>
      <text:p text:style-name="P2"><text:span text:style-name="T12">FOREIGN KEY (LenderNo) REFERNECES Lender</text:span></text:p>
      <text:p text:style-name="P2"><text:span text:style-name="T12">InstID NOT NULL</text:span></text:p>
      <text:p text:style-name="P2"><text:span text:style-name="T12">StdNo NOT NULL</text:span></text:p>
      <text:p text:style-name="P2"><text:span text:style-name="T12">LenderNo NOT NULL</text:span></text:p>
      <text:p text:style-name="P2"><text:span text:style-name="T13"/></text:p>
      <text:p text:style-name="P3"><text:span text:style-name="T14">DisburseLine (DateSent, LoanNo, Amount, OrigFee, GuarFee)</text:span></text:p>
      <text:p text:style-name="P3"><text:span text:style-name="T14">FOREIGN KEY (LoanNo) REFERENCES Loan</text:span></text:p>
      <text:p text:style-name="P4"><text:span text:style-name="T1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